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193e" officeooo:paragraph-rsid="0003193e"/>
    </style:style>
    <style:style style:name="P2" style:family="paragraph" style:parent-style-name="Standard">
      <style:text-properties officeooo:rsid="00059f95" officeooo:paragraph-rsid="00059f95"/>
    </style:style>
    <style:style style:name="P3" style:family="paragraph" style:parent-style-name="Standard">
      <style:text-properties officeooo:rsid="0006245f" officeooo:paragraph-rsid="0006245f"/>
    </style:style>
    <style:style style:name="P4" style:family="paragraph" style:parent-style-name="Standard">
      <style:text-properties fo:color="#ce181e" fo:font-weight="bold" officeooo:rsid="00078c9e" officeooo:paragraph-rsid="00078c9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inte TTM:</text:p>
      <text:p text:style-name="P2">DevOps:</text:p>
      <text:p text:style-name="P2"/>
      <text:p text:style-name="P3">Hashicorp Vault :</text:p>
      <text:p text:style-name="P4">C’est un outil qui fournit <text:s/>plusieurs fonctionalités, telles que Gestion de secrets, Access basé sur l’identité, <text:s/>et encrypton des données application, pour réaliser <text:s/>des audits de secrets au niveau application, système et utilisa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54:29.849744447</meta:creation-date>
    <meta:generator>LibreOffice/6.1.5.2$Linux_X86_64 LibreOffice_project/10$Build-2</meta:generator>
    <dc:date>2019-04-17T13:05:54.793886311</dc:date>
    <meta:editing-duration>PT11M25S</meta:editing-duration>
    <meta:editing-cycles>7</meta:editing-cycles>
    <meta:document-statistic meta:table-count="0" meta:image-count="0" meta:object-count="0" meta:page-count="1" meta:paragraph-count="4" meta:word-count="39" meta:character-count="275" meta:non-whitespace-character-count="237"/>
  </office:meta>
</office:document-meta>
</file>